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6d9a" officeooo:paragraph-rsid="000d6d9a"/>
    </style:style>
    <style:style style:name="P2" style:family="paragraph" style:parent-style-name="Standard">
      <style:text-properties fo:font-size="20pt" fo:font-weight="bold" officeooo:rsid="000d6d9a" officeooo:paragraph-rsid="000d6d9a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129d64" officeooo:paragraph-rsid="00129d64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38853" officeooo:paragraph-rsid="00138853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138853" officeooo:paragraph-rsid="0019a98c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5pt" fo:font-style="italic" fo:font-weight="normal" officeooo:rsid="00129d64" officeooo:paragraph-rsid="00129d64" style:font-size-asian="13.1000003814697pt" style:font-style-asian="italic" style:font-weight-asian="normal" style:font-size-complex="15pt" style:font-style-complex="italic" style:font-weight-complex="normal"/>
    </style:style>
    <style:style style:name="P7" style:family="paragraph" style:parent-style-name="Standard">
      <style:text-properties officeooo:rsid="000f2bf0" officeooo:paragraph-rsid="000f2bf0"/>
    </style:style>
    <style:style style:name="P8" style:family="paragraph" style:parent-style-name="Standard">
      <style:text-properties fo:font-style="italic" fo:font-weight="normal" officeooo:rsid="00138853" officeooo:paragraph-rsid="00138853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138853" officeooo:paragraph-rsid="0019a98c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13a75b" officeooo:paragraph-rsid="0013a75b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normal" fo:font-weight="normal" officeooo:rsid="001689b4" officeooo:paragraph-rsid="0013a75b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italic" fo:font-weight="normal" officeooo:rsid="0013a75b" officeooo:paragraph-rsid="0019a98c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13a75b" officeooo:paragraph-rsid="001ea9a4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fo:font-weight="normal" officeooo:rsid="00138853" officeooo:paragraph-rsid="001ea9a4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officeooo:rsid="000d6d9a" officeooo:paragraph-rsid="001ea9a4"/>
    </style:style>
    <style:style style:name="P16" style:family="paragraph" style:parent-style-name="Standard">
      <style:text-properties fo:font-size="20pt" fo:font-weight="bold" officeooo:rsid="00138853" officeooo:paragraph-rsid="001ea9a4" style:font-size-asian="20pt" style:font-weight-asian="bold" style:font-size-complex="20pt" style:font-weight-complex="bold"/>
    </style:style>
    <style:style style:name="T1" style:family="text">
      <style:text-properties fo:font-size="15pt" fo:font-style="italic" style:font-size-asian="15pt" style:font-style-asian="italic" style:font-size-complex="15pt" style:font-style-complex="italic"/>
    </style:style>
    <style:style style:name="T2" style:family="text">
      <style:text-properties fo:font-size="15pt" fo:font-style="italic" officeooo:rsid="001108cd" style:font-size-asian="15pt" style:font-style-asian="italic" style:font-size-complex="15pt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689b4" style:font-style-asian="normal" style:font-style-complex="normal"/>
    </style:style>
    <style:style style:name="T5" style:family="text">
      <style:text-properties fo:font-style="normal" officeooo:rsid="0019a98c" style:font-style-asian="normal" style:font-style-complex="normal"/>
    </style:style>
    <style:style style:name="T6" style:family="text">
      <style:text-properties fo:font-style="normal" officeooo:rsid="001b5ae5" style:font-style-asian="normal" style:font-style-complex="normal"/>
    </style:style>
    <style:style style:name="T7" style:family="text">
      <style:text-properties fo:font-style="normal" officeooo:rsid="001ea9a4" style:font-style-asian="normal" style:font-style-complex="normal"/>
    </style:style>
    <style:style style:name="T8" style:family="text">
      <style:text-properties officeooo:rsid="001689b4"/>
    </style:style>
    <style:style style:name="T9" style:family="text">
      <style:text-properties officeooo:rsid="0019a98c"/>
    </style:style>
    <style:style style:name="T10" style:family="text">
      <style:text-properties officeooo:rsid="001ea9a4"/>
    </style:style>
    <style:style style:name="T11" style:family="text">
      <style:text-properties officeooo:rsid="0013885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zień 2:</text:p>
      <text:p text:style-name="P6">1. </text:p>
      <text:p text:style-name="P2"/>
      <text:p text:style-name="P2">Dzień 3:</text:p>
      <text:p text:style-name="P1"><text:span text:style-name="T1">1. Nie używamy GIT’a</text:span> – ważne żeby go cały czas używać, ćwiczyć.</text:p>
      <text:p text:style-name="P7"><text:span text:style-name="T1">2. Wysyłanie za dużo plików na GIT</text:span><text:span text:style-name="T2">’a</text:span> – zastanowić się czy trzeba wysłać te pliki na GITa</text:p>
      <text:p text:style-name="P7"/>
      <text:p text:style-name="P4">Dzień 4:</text:p>
      <text:p text:style-name="P8">1.zły dobór typów - <text:span text:style-name="T3">(np. wszędzie double/decimal/long)</text:span></text:p>
      <text:p text:style-name="P10">2. <text:span text:style-name="T8">zbyt dużo myślenia jaki wybrać typ: </text:span><text:span text:style-name="T4">int, string, bool, <text:s/>float</text:span></text:p>
      <text:p text:style-name="P11"/>
      <text:p text:style-name="P5">Dzień <text:span text:style-name="T9">5</text:span>:</text:p>
      <text:p text:style-name="P9">1.<text:span text:style-name="T9">wszystko robimy na tablicach</text:span> – <text:span text:style-name="T5">większość używa się na listach</text:span></text:p>
      <text:p text:style-name="P12"><text:span text:style-name="T4">2. </text:span><text:span text:style-name="T6">nadmierne wykorzystywanie pętli „for”</text:span></text:p>
      <text:p text:style-name="P12"><text:span text:style-name="T6"/></text:p>
      <text:p text:style-name="P16">Dzień <text:span text:style-name="T10">6</text:span>:</text:p>
      <text:p text:style-name="P14">1.<text:span text:style-name="T10">za dużo udostępnione na zewnątrz </text:span>– </text:p>
      <text:p text:style-name="P13"><text:span text:style-name="T4">2. </text:span><text:span text:style-name="T7">mieszanie zmiennych lokalnych, pól etc</text:span><text:span text:style-name="T10"> </text:span><text:span text:style-name="T11">– </text:span></text:p>
      <text:p text:style-name="P14"><text:span text:style-name="T10">3</text:span>. <text:span text:style-name="T10">obsługa wszystkich zmiennych na konstruktorze </text:span>– </text:p>
      <text:p text:style-name="P15"><text:span text:style-name="T6"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31T20:11:31.839000000</dc:date>
    <meta:editing-duration>PT21M29S</meta:editing-duration>
    <meta:editing-cycles>1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5" meta:word-count="87" meta:character-count="547" meta:non-whitespace-character-count="464"/>
  </office:meta>
</office:document-meta>
</file>